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0.1618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0.2083in"/>
    </style:style>
    <style:style style:name="co8" style:family="table-column">
      <style:table-column-properties fo:break-before="auto" style:column-width="0.4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1.148in"/>
    </style:style>
    <style:style style:name="co12" style:family="table-column">
      <style:table-column-properties fo:break-before="auto" style:column-width="1.4484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1.0472in"/>
    </style:style>
    <style:style style:name="co15" style:family="table-column">
      <style:table-column-properties fo:break-before="auto" style:column-width="1.1398in"/>
    </style:style>
    <style:style style:name="co16" style:family="table-column">
      <style:table-column-properties fo:break-before="auto" style:column-width="1.078in"/>
    </style:style>
    <style:style style:name="co17" style:family="table-column">
      <style:table-column-properties fo:break-before="auto" style:column-width="0.2252in"/>
    </style:style>
    <style:style style:name="co18" style:family="table-column">
      <style:table-column-properties fo:break-before="auto" style:column-width="0.6047in"/>
    </style:style>
    <style:style style:name="co19" style:family="table-column">
      <style:table-column-properties fo:break-before="auto" style:column-width="0.1835in"/>
    </style:style>
    <style:style style:name="co20" style:family="table-column">
      <style:table-column-properties fo:break-before="auto" style:column-width="0.8807in"/>
    </style:style>
    <style:style style:name="co21" style:family="table-column">
      <style:table-column-properties fo:break-before="auto" style:column-width="0.5291in"/>
    </style:style>
    <style:style style:name="co22" style:family="table-column">
      <style:table-column-properties fo:break-before="auto" style:column-width="0.2335in"/>
    </style:style>
    <style:style style:name="co23" style:family="table-column">
      <style:table-column-properties fo:break-before="auto" style:column-width="0.4791in"/>
    </style:style>
    <style:style style:name="co24" style:family="table-column">
      <style:table-column-properties fo:break-before="auto" style:column-width="0.1752in"/>
    </style:style>
    <style:style style:name="co25" style:family="table-column">
      <style:table-column-properties fo:break-before="auto" style:column-width="0.3374in"/>
    </style:style>
    <style:style style:name="co26" style:family="table-column">
      <style:table-column-properties fo:break-before="auto" style:column-width="7.3618in"/>
    </style:style>
    <style:style style:name="co27" style:family="table-column">
      <style:table-column-properties fo:break-before="auto" style:column-width="0.5965in"/>
    </style:style>
    <style:style style:name="co28" style:family="table-column">
      <style:table-column-properties fo:break-before="auto" style:column-width="0.4126in"/>
    </style:style>
    <style:style style:name="co29" style:family="table-column">
      <style:table-column-properties fo:break-before="auto" style:column-width="0.2035in"/>
    </style:style>
    <style:style style:name="co30" style:family="table-column">
      <style:table-column-properties fo:break-before="auto" style:column-width="0.1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Elements.enum.WOR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9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<text:s text:c="4"/>//NAM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tomicNumber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lementNam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table:style-name="ce7" office:value-type="string" calcext:value-type="string">
            <text:p>valence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Group</text:p>
          </table:table-cell>
          <table:table-cell office:value-type="string" calcext:value-type="string">
            <text:p>”</text:p>
          </table:table-cell>
          <table:table-cell table:style-name="Default" office:value-type="string" calcext:value-type="string">
            <text:p>radiusVanDerWaals</text:p>
          </table:table-cell>
          <table:table-cell office:value-type="string" calcext:value-type="string">
            <text:p>radiusEmpirical</text:p>
          </table:table-cell>
          <table:table-cell office:value-type="string" calcext:value-type="string">
            <text:p>radiusCovalent</text:p>
          </table:table-cell>
          <table:table-cell office:value-type="string" calcext:value-type="string">
            <text:p>electronegativit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izationEnerg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specificHeat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stableIsotopes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iscover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<text:s text:c="4"/>H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”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13.5984" calcext:value-type="float">
            <text:p>13.5984</text:p>
          </table:table-cell>
          <table:table-cell office:value-type="string" calcext:value-type="string">
            <text:p>F</text:p>
          </table:table-cell>
          <table:table-cell office:value-type="float" office:value="0.00008988" calcext:value-type="float">
            <text:p>0.00008988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F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F</text:p>
          </table:table-cell>
          <table:table-cell office:value-type="float" office:value="14.304" calcext:value-type="float">
            <text:p>14.30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ry Cavendis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E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”</text:p>
          </table:table-cell>
          <table:table-cell office:value-type="float" office:value="4.0026" calcext:value-type="float">
            <text:p>4.002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4.5874" calcext:value-type="float">
            <text:p>24.5874</text:p>
          </table:table-cell>
          <table:table-cell office:value-type="string" calcext:value-type="string">
            <text:p>F</text:p>
          </table:table-cell>
          <table:table-cell office:value-type="float" office:value="0.0001785" calcext:value-type="float">
            <text:p>0.00017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F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ierre Janssen - Norman Lockyer and Edward Franklan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I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”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</text:p>
          </table:table-cell>
          <table:table-cell office:value-type="float" office:value="5.3917" calcext:value-type="float">
            <text:p>5.3917</text:p>
          </table:table-cell>
          <table:table-cell office:value-type="string" calcext:value-type="string">
            <text:p>F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5" calcext:value-type="float">
            <text:p>453.65</text:p>
          </table:table-cell>
          <table:table-cell office:value-type="string" calcext:value-type="string">
            <text:p>F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F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August Arfvedson - isolated Robert Bunsen and Augustus Mathhies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E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”</text:p>
          </table:table-cell>
          <table:table-cell office:value-type="float" office:value="9.012183" calcext:value-type="float">
            <text:p>9.012183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F</text:p>
          </table:table-cell>
          <table:table-cell office:value-type="float" office:value="9.3227" calcext:value-type="float">
            <text:p>9.3227</text:p>
          </table:table-cell>
          <table:table-cell office:value-type="string" calcext:value-type="string">
            <text:p>F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F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F</text:p>
          </table:table-cell>
          <table:table-cell office:value-type="float" office:value="1.825" calcext:value-type="float">
            <text:p>1.8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holas Louis Vauquelin - isolated Friedrich Wöhler and Antoine A. Bussy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”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F</text:p>
          </table:table-cell>
          <table:table-cell office:value-type="float" office:value="8.298" calcext:value-type="float">
            <text:p>8.298</text:p>
          </table:table-cell>
          <table:table-cell office:value-type="string" calcext:value-type="string">
            <text:p>F</text:p>
          </table:table-cell>
          <table:table-cell office:value-type="float" office:value="2.37" calcext:value-type="float">
            <text:p>2.37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F</text:p>
          </table:table-cell>
          <table:table-cell table:style-name="ce5" office:value-type="float" office:value="4273" calcext:value-type="float">
            <text:p>4273</text:p>
          </table:table-cell>
          <table:table-cell office:value-type="string" calcext:value-type="string">
            <text:p>F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Louis Gay-Lussac with Louis Jacques Thénard and Sir Humphrey Davy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”</text:p>
          </table:table-cell>
          <table:table-cell office:value-type="float" office:value="12.011" calcext:value-type="float">
            <text:p>12.01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</text:p>
          </table:table-cell>
          <table:table-cell office:value-type="float" office:value="11.2603" calcext:value-type="float">
            <text:p>11.2603</text:p>
          </table:table-cell>
          <table:table-cell office:value-type="string" calcext:value-type="string">
            <text:p>F</text:p>
          </table:table-cell>
          <table:table-cell office:value-type="float" office:value="2.267" calcext:value-type="float">
            <text:p>2.267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F</text:p>
          </table:table-cell>
          <table:table-cell table:style-name="ce13" office:value-type="float" office:value="4098" calcext:value-type="float">
            <text:p>4098</text:p>
          </table:table-cell>
          <table:table-cell office:value-type="string" calcext:value-type="string">
            <text:p>F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”</text:p>
          </table:table-cell>
          <table:table-cell office:value-type="float" office:value="14.007" calcext:value-type="float">
            <text:p>14.00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F</text:p>
          </table:table-cell>
          <table:table-cell office:value-type="float" office:value="14.5341" calcext:value-type="float">
            <text:p>14.5341</text:p>
          </table:table-cell>
          <table:table-cell office:value-type="string" calcext:value-type="string">
            <text:p>F</text:p>
          </table:table-cell>
          <table:table-cell office:value-type="float" office:value="0.0012506" calcext:value-type="float">
            <text:p>0.0012506</text:p>
          </table:table-cell>
          <table:table-cell office:value-type="float" office:value="63.15" calcext:value-type="float">
            <text:p>63.15</text:p>
          </table:table-cell>
          <table:table-cell office:value-type="string" calcext:value-type="string">
            <text:p>F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F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niel Rutherfor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”</text:p>
          </table:table-cell>
          <table:table-cell office:value-type="float" office:value="15.999" calcext:value-type="float">
            <text:p>15.99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F</text:p>
          </table:table-cell>
          <table:table-cell office:value-type="float" office:value="13.6181" calcext:value-type="float">
            <text:p>13.6181</text:p>
          </table:table-cell>
          <table:table-cell office:value-type="string" calcext:value-type="string">
            <text:p>F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F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F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Priestly and <text:s/>Carl Wilhelm Scheele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”</text:p>
          </table:table-cell>
          <table:table-cell office:value-type="float" office:value="18.99840316" calcext:value-type="float">
            <text:p>18.9984031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F</text:p>
          </table:table-cell>
          <table:table-cell office:value-type="float" office:value="17.4228" calcext:value-type="float">
            <text:p>17.4228</text:p>
          </table:table-cell>
          <table:table-cell office:value-type="string" calcext:value-type="string">
            <text:p>F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string" calcext:value-type="string">
            <text:p>F</text:p>
          </table:table-cell>
          <table:table-cell office:value-type="float" office:value="85.03" calcext:value-type="float">
            <text:p>85.03</text:p>
          </table:table-cell>
          <table:table-cell office:value-type="string" calcext:value-type="string">
            <text:p>F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ri Moiss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E</text:p>
          </table:table-cell>
          <table:table-cell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”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1.5645" calcext:value-type="float">
            <text:p>21.5645</text:p>
          </table:table-cell>
          <table:table-cell office:value-type="string" calcext:value-type="string">
            <text:p>F</text:p>
          </table:table-cell>
          <table:table-cell office:value-type="float" office:value="0.0008999" calcext:value-type="float">
            <text:p>0.0008999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F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F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A</text:p>
          </table:table-cell>
          <table:table-cell office:value-type="string" calcext:value-type="string">
            <text:p>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”</text:p>
          </table:table-cell>
          <table:table-cell office:value-type="float" office:value="22.9897693" calcext:value-type="float">
            <text:p>22.989769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</text:p>
          </table:table-cell>
          <table:table-cell office:value-type="float" office:value="5.1391" calcext:value-type="float">
            <text:p>5.1391</text:p>
          </table:table-cell>
          <table:table-cell office:value-type="string" calcext:value-type="string">
            <text:p>F</text:p>
          </table:table-cell>
          <table:table-cell office:value-type="float" office:value="0.97" calcext:value-type="float">
            <text:p>0.97</text:p>
          </table:table-cell>
          <table:table-cell office:value-type="float" office:value="370.95" calcext:value-type="float">
            <text:p>370.95</text:p>
          </table:table-cell>
          <table:table-cell office:value-type="string" calcext:value-type="string">
            <text:p>F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F</text:p>
          </table:table-cell>
          <table:table-cell office:value-type="float" office:value="1.228" calcext:value-type="float">
            <text:p>1.22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G</text:p>
          </table:table-cell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”</text:p>
          </table:table-cell>
          <table:table-cell office:value-type="float" office:value="24.305" calcext:value-type="float">
            <text:p>24.30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F</text:p>
          </table:table-cell>
          <table:table-cell office:value-type="float" office:value="7.6462" calcext:value-type="float">
            <text:p>7.6462</text:p>
          </table:table-cell>
          <table:table-cell office:value-type="string" calcext:value-type="string">
            <text:p>F</text:p>
          </table:table-cell>
          <table:table-cell office:value-type="float" office:value="1.74" calcext:value-type="float">
            <text:p>1.74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F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Black - isolated 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L</text:p>
          </table:table-cell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”</text:p>
          </table:table-cell>
          <table:table-cell office:value-type="float" office:value="26.981538" calcext:value-type="float">
            <text:p>26.981538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F</text:p>
          </table:table-cell>
          <table:table-cell office:value-type="float" office:value="5.9858" calcext:value-type="float">
            <text:p>5.9858</text:p>
          </table:table-cell>
          <table:table-cell office:value-type="string" calcext:value-type="string">
            <text:p>F</text:p>
          </table:table-cell>
          <table:table-cell office:value-type="float" office:value="2.7" calcext:value-type="float">
            <text:p>2.7</text:p>
          </table:table-cell>
          <table:table-cell office:value-type="float" office:value="933.437" calcext:value-type="float">
            <text:p>933.437</text:p>
          </table:table-cell>
          <table:table-cell office:value-type="string" calcext:value-type="string">
            <text:p>F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F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ns Christian Ørsted and Friedrich Wöhl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I</text:p>
          </table:table-cell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”</text:p>
          </table:table-cell>
          <table:table-cell office:value-type="float" office:value="28.085" calcext:value-type="float">
            <text:p>28.08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8.1517" calcext:value-type="float">
            <text:p>8.1517</text:p>
          </table:table-cell>
          <table:table-cell office:value-type="string" calcext:value-type="string">
            <text:p>F</text:p>
          </table:table-cell>
          <table:table-cell office:value-type="float" office:value="2.3296" calcext:value-type="float">
            <text:p>2.3296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F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</text:p>
          </table:table-cell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”</text:p>
          </table:table-cell>
          <table:table-cell office:value-type="float" office:value="30.973762" calcext:value-type="float">
            <text:p>30.97376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</text:p>
          </table:table-cell>
          <table:table-cell office:value-type="float" office:value="10.4867" calcext:value-type="float">
            <text:p>10.4867</text:p>
          </table:table-cell>
          <table:table-cell office:value-type="string" calcext:value-type="string">
            <text:p>F</text:p>
          </table:table-cell>
          <table:table-cell office:value-type="float" office:value="1.82" calcext:value-type="float">
            <text:p>1.82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F</text:p>
          </table:table-cell>
          <table:table-cell office:value-type="float" office:value="553.65" calcext:value-type="float">
            <text:p>553.65</text:p>
          </table:table-cell>
          <table:table-cell office:value-type="string" calcext:value-type="string">
            <text:p>F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nig Bran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</text:p>
          </table:table-cell>
          <table:table-cell office:value-type="string" calcext:value-type="string">
            <text:p>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”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F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F</text:p>
          </table:table-cell>
          <table:table-cell office:value-type="float" office:value="2.067" calcext:value-type="float">
            <text:p>2.067</text:p>
          </table:table-cell>
          <table:table-cell office:value-type="float" office:value="388.36" calcext:value-type="float">
            <text:p>388.36</text:p>
          </table:table-cell>
          <table:table-cell office:value-type="string" calcext:value-type="string">
            <text:p>F</text:p>
          </table:table-cell>
          <table:table-cell office:value-type="float" office:value="717.75" calcext:value-type="float">
            <text:p>717.75</text:p>
          </table:table-cell>
          <table:table-cell office:value-type="string" calcext:value-type="string">
            <text:p>F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L</text:p>
          </table:table-cell>
          <table:table-cell office:value-type="string" calcext:value-type="string">
            <text:p>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”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F</text:p>
          </table:table-cell>
          <table:table-cell office:value-type="float" office:value="12.9676" calcext:value-type="float">
            <text:p>12.9676</text:p>
          </table:table-cell>
          <table:table-cell office:value-type="string" calcext:value-type="string">
            <text:p>F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71.65" calcext:value-type="float">
            <text:p>171.65</text:p>
          </table:table-cell>
          <table:table-cell office:value-type="string" calcext:value-type="string">
            <text:p>F</text:p>
          </table:table-cell>
          <table:table-cell office:value-type="float" office:value="239.11" calcext:value-type="float">
            <text:p>239.11</text:p>
          </table:table-cell>
          <table:table-cell office:value-type="string" calcext:value-type="string">
            <text:p>F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Wilhelm Scheel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R</text:p>
          </table:table-cell>
          <table:table-cell office:value-type="string" calcext:value-type="string">
            <text:p>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”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188" calcext:value-type="float">
            <text:p>18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5.7596" calcext:value-type="float">
            <text:p>15.7596</text:p>
          </table:table-cell>
          <table:table-cell office:value-type="string" calcext:value-type="string">
            <text:p>F</text:p>
          </table:table-cell>
          <table:table-cell office:value-type="float" office:value="0.0017837" calcext:value-type="float">
            <text:p>0.0017837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F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F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n William Strutt (3rd Baron Rayleigh) and Sir William Ramsa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K</text:p>
          </table:table-cell>
          <table:table-cell office:value-type="string" calcext:value-type="string">
            <text:p>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”</text:p>
          </table:table-cell>
          <table:table-cell office:value-type="float" office:value="39.0983" calcext:value-type="float">
            <text:p>39.098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</text:p>
          </table:table-cell>
          <table:table-cell office:value-type="float" office:value="4.3407" calcext:value-type="float">
            <text:p>4.3407</text:p>
          </table:table-cell>
          <table:table-cell office:value-type="string" calcext:value-type="string">
            <text:p>F</text:p>
          </table:table-cell>
          <table:table-cell office:value-type="float" office:value="0.89" calcext:value-type="float">
            <text:p>0.89</text:p>
          </table:table-cell>
          <table:table-cell office:value-type="float" office:value="336.53" calcext:value-type="float">
            <text:p>336.53</text:p>
          </table:table-cell>
          <table:table-cell office:value-type="string" calcext:value-type="string">
            <text:p>F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F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A</text:p>
          </table:table-cell>
          <table:table-cell office:value-type="string" calcext:value-type="string">
            <text:p>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”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.1132" calcext:value-type="float">
            <text:p>6.1132</text:p>
          </table:table-cell>
          <table:table-cell office:value-type="string" calcext:value-type="string">
            <text:p>F</text:p>
          </table:table-cell>
          <table:table-cell office:value-type="float" office:value="1.54" calcext:value-type="float">
            <text:p>1.5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F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F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C</text:p>
          </table:table-cell>
          <table:table-cell office:value-type="string" calcext:value-type="string">
            <text:p>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”</text:p>
          </table:table-cell>
          <table:table-cell office:value-type="float" office:value="44.95591" calcext:value-type="float">
            <text:p>44.9559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1" calcext:value-type="float">
            <text:p>211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F</text:p>
          </table:table-cell>
          <table:table-cell office:value-type="float" office:value="6.5615" calcext:value-type="float">
            <text:p>6.5615</text:p>
          </table:table-cell>
          <table:table-cell office:value-type="string" calcext:value-type="string">
            <text:p>F</text:p>
          </table:table-cell>
          <table:table-cell office:value-type="float" office:value="2.99" calcext:value-type="float">
            <text:p>2.9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F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F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rs Fredrick Ni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I</text:p>
          </table:table-cell>
          <table:table-cell office:value-type="string" calcext:value-type="string">
            <text:p>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”</text:p>
          </table:table-cell>
          <table:table-cell office:value-type="float" office:value="47.867" calcext:value-type="float">
            <text:p>47.86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F</text:p>
          </table:table-cell>
          <table:table-cell office:value-type="float" office:value="6.8281" calcext:value-type="float">
            <text:p>6.8281</text:p>
          </table:table-cell>
          <table:table-cell office:value-type="string" calcext:value-type="string">
            <text:p>F</text:p>
          </table:table-cell>
          <table:table-cell office:value-type="float" office:value="4.5" calcext:value-type="float">
            <text:p>4.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F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F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Gregor isolated Lars Fredrick Ni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1" calcext:value-type="float">
            <text:p>179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V</text:p>
          </table:table-cell>
          <table:table-cell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”</text:p>
          </table:table-cell>
          <table:table-cell office:value-type="float" office:value="50.9415" calcext:value-type="float">
            <text:p>50.941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F</text:p>
          </table:table-cell>
          <table:table-cell office:value-type="float" office:value="6.7462" calcext:value-type="float">
            <text:p>6.746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F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rés Manuel del Rí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R</text:p>
          </table:table-cell>
          <table:table-cell office:value-type="string" calcext:value-type="string">
            <text:p>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”</text:p>
          </table:table-cell>
          <table:table-cell office:value-type="float" office:value="51.996" calcext:value-type="float">
            <text:p>51.99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F</text:p>
          </table:table-cell>
          <table:table-cell office:value-type="float" office:value="6.7665" calcext:value-type="float">
            <text:p>6.7665</text:p>
          </table:table-cell>
          <table:table-cell office:value-type="string" calcext:value-type="string">
            <text:p>F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holas Louis Vauquel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797" calcext:value-type="float">
            <text:p>179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N</text:p>
          </table:table-cell>
          <table:table-cell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”</text:p>
          </table:table-cell>
          <table:table-cell office:value-type="float" office:value="54.93804" calcext:value-type="float">
            <text:p>54.9380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F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F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Gottlieb Gah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E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”</text:p>
          </table:table-cell>
          <table:table-cell office:value-type="float" office:value="55.84" calcext:value-type="float">
            <text:p>55.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F</text:p>
          </table:table-cell>
          <table:table-cell office:value-type="float" office:value="7.9024" calcext:value-type="float">
            <text:p>7.9024</text:p>
          </table:table-cell>
          <table:table-cell office:value-type="string" calcext:value-type="string">
            <text:p>F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F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O</text:p>
          </table:table-cell>
          <table:table-cell office:value-type="string" calcext:value-type="string">
            <text:p>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”</text:p>
          </table:table-cell>
          <table:table-cell office:value-type="float" office:value="58.93319" calcext:value-type="float">
            <text:p>58.9331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F</text:p>
          </table:table-cell>
          <table:table-cell office:value-type="float" office:value="7.881" calcext:value-type="float">
            <text:p>7.881</text:p>
          </table:table-cell>
          <table:table-cell office:value-type="string" calcext:value-type="string">
            <text:p>F</text:p>
          </table:table-cell>
          <table:table-cell office:value-type="float" office:value="8.86" calcext:value-type="float">
            <text:p>8.86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org Bran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I</text:p>
          </table:table-cell>
          <table:table-cell office:value-type="string" calcext:value-type="string">
            <text:p>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”</text:p>
          </table:table-cell>
          <table:table-cell office:value-type="float" office:value="58.693" calcext:value-type="float">
            <text:p>58.69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F</text:p>
          </table:table-cell>
          <table:table-cell office:value-type="float" office:value="7.6398" calcext:value-type="float">
            <text:p>7.6398</text:p>
          </table:table-cell>
          <table:table-cell office:value-type="string" calcext:value-type="string">
            <text:p>F</text:p>
          </table:table-cell>
          <table:table-cell office:value-type="float" office:value="8.912" calcext:value-type="float">
            <text:p>8.912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F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F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Axel Fredrik Cronste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U</text:p>
          </table:table-cell>
          <table:table-cell office:value-type="string" calcext:value-type="string">
            <text:p>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”</text:p>
          </table:table-cell>
          <table:table-cell office:value-type="float" office:value="63.55" calcext:value-type="float">
            <text:p>63.5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7264" calcext:value-type="float">
            <text:p>7.7264</text:p>
          </table:table-cell>
          <table:table-cell office:value-type="string" calcext:value-type="string">
            <text:p>F</text:p>
          </table:table-cell>
          <table:table-cell office:value-type="float" office:value="8.933" calcext:value-type="float">
            <text:p>8.933</text:p>
          </table:table-cell>
          <table:table-cell office:value-type="float" office:value="1357.77" calcext:value-type="float">
            <text:p>1357.77</text:p>
          </table:table-cell>
          <table:table-cell office:value-type="string" calcext:value-type="string">
            <text:p>F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F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ZN</text:p>
          </table:table-cell>
          <table:table-cell office:value-type="string" calcext:value-type="string">
            <text:p>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”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F</text:p>
          </table:table-cell>
          <table:table-cell office:value-type="float" office:value="9.3942" calcext:value-type="float">
            <text:p>9.3942</text:p>
          </table:table-cell>
          <table:table-cell office:value-type="string" calcext:value-type="string">
            <text:p>F</text:p>
          </table:table-cell>
          <table:table-cell office:value-type="float" office:value="7.134" calcext:value-type="float">
            <text:p>7.134</text:p>
          </table:table-cell>
          <table:table-cell office:value-type="float" office:value="692.68" calcext:value-type="float">
            <text:p>692.68</text:p>
          </table:table-cell>
          <table:table-cell office:value-type="string" calcext:value-type="string">
            <text:p>F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F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rediscovered Andreas Sigismund Marggra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A</text:p>
          </table:table-cell>
          <table:table-cell office:value-type="string" calcext:value-type="string">
            <text:p>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”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F</text:p>
          </table:table-cell>
          <table:table-cell office:value-type="float" office:value="5.9993" calcext:value-type="float">
            <text:p>5.9993</text:p>
          </table:table-cell>
          <table:table-cell office:value-type="string" calcext:value-type="string">
            <text:p>F</text:p>
          </table:table-cell>
          <table:table-cell office:value-type="float" office:value="5.91" calcext:value-type="float">
            <text:p>5.91</text:p>
          </table:table-cell>
          <table:table-cell office:value-type="float" office:value="302.91" calcext:value-type="float">
            <text:p>302.91</text:p>
          </table:table-cell>
          <table:table-cell office:value-type="string" calcext:value-type="string">
            <text:p>F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F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E</text:p>
          </table:table-cell>
          <table:table-cell office:value-type="string" calcext:value-type="string">
            <text:p>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”</text:p>
          </table:table-cell>
          <table:table-cell office:value-type="float" office:value="72.63" calcext:value-type="float">
            <text:p>72.6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F</text:p>
          </table:table-cell>
          <table:table-cell office:value-type="float" office:value="7.8994" calcext:value-type="float">
            <text:p>7.8994</text:p>
          </table:table-cell>
          <table:table-cell office:value-type="string" calcext:value-type="string">
            <text:p>F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string" calcext:value-type="string">
            <text:p>F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F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lemens A. Winkl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S</text:p>
          </table:table-cell>
          <table:table-cell office:value-type="string" calcext:value-type="string">
            <text:p>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”</text:p>
          </table:table-cell>
          <table:table-cell office:value-type="float" office:value="74.92159" calcext:value-type="float">
            <text:p>74.921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F</text:p>
          </table:table-cell>
          <table:table-cell office:value-type="float" office:value="9.7886" calcext:value-type="float">
            <text:p>9.7886</text:p>
          </table:table-cell>
          <table:table-cell office:value-type="string" calcext:value-type="string">
            <text:p>F</text:p>
          </table:table-cell>
          <table:table-cell office:value-type="float" office:value="5.776" calcext:value-type="float">
            <text:p>5.77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F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F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obtained Albertus Magnus [Albert the Great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E</text:p>
          </table:table-cell>
          <table:table-cell office:value-type="string" calcext:value-type="string">
            <text:p>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”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</text:p>
          </table:table-cell>
          <table:table-cell office:value-type="float" office:value="9.7524" calcext:value-type="float">
            <text:p>9.7524</text:p>
          </table:table-cell>
          <table:table-cell office:value-type="string" calcext:value-type="string">
            <text:p>F</text:p>
          </table:table-cell>
          <table:table-cell office:value-type="float" office:value="4.809" calcext:value-type="float">
            <text:p>4.809</text:p>
          </table:table-cell>
          <table:table-cell office:value-type="float" office:value="493.65" calcext:value-type="float">
            <text:p>493.65</text:p>
          </table:table-cell>
          <table:table-cell office:value-type="string" calcext:value-type="string">
            <text:p>F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F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R</text:p>
          </table:table-cell>
          <table:table-cell office:value-type="string" calcext:value-type="string">
            <text:p>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”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F</text:p>
          </table:table-cell>
          <table:table-cell office:value-type="float" office:value="11.8138" calcext:value-type="float">
            <text:p>11.8138</text:p>
          </table:table-cell>
          <table:table-cell office:value-type="string" calcext:value-type="string">
            <text:p>F</text:p>
          </table:table-cell>
          <table:table-cell office:value-type="float" office:value="3.11" calcext:value-type="float">
            <text:p>3.11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F</text:p>
          </table:table-cell>
          <table:table-cell office:value-type="float" office:value="331.95" calcext:value-type="float">
            <text:p>331.95</text:p>
          </table:table-cell>
          <table:table-cell office:value-type="string" calcext:value-type="string">
            <text:p>F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toine J. Balard and C. Löwig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KR</text:p>
          </table:table-cell>
          <table:table-cell office:value-type="string" calcext:value-type="string">
            <text:p>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”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.9996" calcext:value-type="float">
            <text:p>13.9996</text:p>
          </table:table-cell>
          <table:table-cell office:value-type="string" calcext:value-type="string">
            <text:p>F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115.79" calcext:value-type="float">
            <text:p>115.79</text:p>
          </table:table-cell>
          <table:table-cell office:value-type="string" calcext:value-type="string">
            <text:p>F</text:p>
          </table:table-cell>
          <table:table-cell office:value-type="float" office:value="119.93" calcext:value-type="float">
            <text:p>119.93</text:p>
          </table:table-cell>
          <table:table-cell office:value-type="string" calcext:value-type="string">
            <text:p>F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B</text:p>
          </table:table-cell>
          <table:table-cell office:value-type="string" calcext:value-type="string">
            <text:p>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”</text:p>
          </table:table-cell>
          <table:table-cell office:value-type="float" office:value="85.468" calcext:value-type="float">
            <text:p>85.46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303" calcext:value-type="float">
            <text:p>303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</text:p>
          </table:table-cell>
          <table:table-cell office:value-type="float" office:value="4.1771" calcext:value-type="float">
            <text:p>4.1771</text:p>
          </table:table-cell>
          <table:table-cell office:value-type="string" calcext:value-type="string">
            <text:p>F</text:p>
          </table:table-cell>
          <table:table-cell office:value-type="float" office:value="1.53" calcext:value-type="float">
            <text:p>1.53</text:p>
          </table:table-cell>
          <table:table-cell office:value-type="float" office:value="312.46" calcext:value-type="float">
            <text:p>312.46</text:p>
          </table:table-cell>
          <table:table-cell office:value-type="string" calcext:value-type="string">
            <text:p>F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F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bert Bunsen and Gustav R. Kirchhof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R</text:p>
          </table:table-cell>
          <table:table-cell office:value-type="string" calcext:value-type="string">
            <text:p>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”</text:p>
          </table:table-cell>
          <table:table-cell office:value-type="float" office:value="87.62" calcext:value-type="float">
            <text:p>87.6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</text:p>
          </table:table-cell>
          <table:table-cell office:value-type="float" office:value="5.6949" calcext:value-type="float">
            <text:p>5.6949</text:p>
          </table:table-cell>
          <table:table-cell office:value-type="string" calcext:value-type="string">
            <text:p>F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dair Crawford - isolated 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”</text:p>
          </table:table-cell>
          <table:table-cell office:value-type="float" office:value="88.90584" calcext:value-type="float">
            <text:p>88.905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F</text:p>
          </table:table-cell>
          <table:table-cell office:value-type="float" office:value="6.2173" calcext:value-type="float">
            <text:p>6.2173</text:p>
          </table:table-cell>
          <table:table-cell office:value-type="string" calcext:value-type="string">
            <text:p>F</text:p>
          </table:table-cell>
          <table:table-cell office:value-type="float" office:value="4.47" calcext:value-type="float">
            <text:p>4.4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F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Gadol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4" calcext:value-type="float">
            <text:p>17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ZR</text:p>
          </table:table-cell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”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F</text:p>
          </table:table-cell>
          <table:table-cell office:value-type="float" office:value="6.6339" calcext:value-type="float">
            <text:p>6.6339</text:p>
          </table:table-cell>
          <table:table-cell office:value-type="string" calcext:value-type="string">
            <text:p>F</text:p>
          </table:table-cell>
          <table:table-cell office:value-type="float" office:value="6.52" calcext:value-type="float">
            <text:p>6.52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F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tin Heinrich Klaproth – isolated 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9" calcext:value-type="float">
            <text:p>178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B</text:p>
          </table:table-cell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”</text:p>
          </table:table-cell>
          <table:table-cell office:value-type="float" office:value="92.90637" calcext:value-type="float">
            <text:p>92.9063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</text:p>
          </table:table-cell>
          <table:table-cell office:value-type="float" office:value="6.7589" calcext:value-type="float">
            <text:p>6.7589</text:p>
          </table:table-cell>
          <table:table-cell office:value-type="string" calcext:value-type="string">
            <text:p>F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F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F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arles Hatchet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O</text:p>
          </table:table-cell>
          <table:table-cell office:value-type="string" calcext:value-type="string">
            <text:p>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”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F</text:p>
          </table:table-cell>
          <table:table-cell office:value-type="float" office:value="7.0924" calcext:value-type="float">
            <text:p>7.0924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F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F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J. Hjel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C</text:p>
          </table:table-cell>
          <table:table-cell office:value-type="string" calcext:value-type="string">
            <text:p>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”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F</text:p>
          </table:table-cell>
          <table:table-cell table:style-name="ce5" office:value-type="float" office:value="4538" calcext:value-type="float">
            <text:p>4538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o Perrier and Emilio Segrè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U</text:p>
          </table:table-cell>
          <table:table-cell office:value-type="string" calcext:value-type="string">
            <text:p>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”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7.3605" calcext:value-type="float">
            <text:p>7.3605</text:p>
          </table:table-cell>
          <table:table-cell office:value-type="string" calcext:value-type="string">
            <text:p>F</text:p>
          </table:table-cell>
          <table:table-cell office:value-type="float" office:value="12.1" calcext:value-type="float">
            <text:p>12.1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F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F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ędrzej Śniadecki -isolated Karl Kla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44" calcext:value-type="float">
            <text:p>18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H</text:p>
          </table:table-cell>
          <table:table-cell office:value-type="string" calcext:value-type="string">
            <text:p>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”</text:p>
          </table:table-cell>
          <table:table-cell office:value-type="float" office:value="102.9055" calcext:value-type="float">
            <text:p>102.905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F</text:p>
          </table:table-cell>
          <table:table-cell office:value-type="float" office:value="7.4589" calcext:value-type="float">
            <text:p>7.4589</text:p>
          </table:table-cell>
          <table:table-cell office:value-type="string" calcext:value-type="string">
            <text:p>F</text:p>
          </table:table-cell>
          <table:table-cell office:value-type="float" office:value="12.4" calcext:value-type="float">
            <text:p>12.4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F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F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D</text:p>
          </table:table-cell>
          <table:table-cell office:value-type="string" calcext:value-type="string">
            <text:p>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”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3369" calcext:value-type="float">
            <text:p>8.33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828.05" calcext:value-type="float">
            <text:p>1828.05</text:p>
          </table:table-cell>
          <table:table-cell office:value-type="string" calcext:value-type="string">
            <text:p>F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F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G</text:p>
          </table:table-cell>
          <table:table-cell office:value-type="string" calcext:value-type="string">
            <text:p>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”</text:p>
          </table:table-cell>
          <table:table-cell office:value-type="float" office:value="107.868" calcext:value-type="float">
            <text:p>107.86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F</text:p>
          </table:table-cell>
          <table:table-cell office:value-type="float" office:value="7.5762" calcext:value-type="float">
            <text:p>7.5762</text:p>
          </table:table-cell>
          <table:table-cell office:value-type="string" calcext:value-type="string">
            <text:p>F</text:p>
          </table:table-cell>
          <table:table-cell office:value-type="float" office:value="10.501" calcext:value-type="float">
            <text:p>10.501</text:p>
          </table:table-cell>
          <table:table-cell office:value-type="float" office:value="1234.93" calcext:value-type="float">
            <text:p>1234.93</text:p>
          </table:table-cell>
          <table:table-cell office:value-type="string" calcext:value-type="string">
            <text:p>F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F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D</text:p>
          </table:table-cell>
          <table:table-cell office:value-type="string" calcext:value-type="string">
            <text:p>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”</text:p>
          </table:table-cell>
          <table:table-cell office:value-type="float" office:value="112.41" calcext:value-type="float">
            <text:p>112.4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F</text:p>
          </table:table-cell>
          <table:table-cell office:value-type="float" office:value="8.9938" calcext:value-type="float">
            <text:p>8.9938</text:p>
          </table:table-cell>
          <table:table-cell office:value-type="string" calcext:value-type="string">
            <text:p>F</text:p>
          </table:table-cell>
          <table:table-cell office:value-type="float" office:value="8.69" calcext:value-type="float">
            <text:p>8.69</text:p>
          </table:table-cell>
          <table:table-cell office:value-type="float" office:value="594.22" calcext:value-type="float">
            <text:p>594.22</text:p>
          </table:table-cell>
          <table:table-cell office:value-type="string" calcext:value-type="string">
            <text:p>F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F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iedrich Strohmey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N</text:p>
          </table:table-cell>
          <table:table-cell office:value-type="string" calcext:value-type="string">
            <text:p>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”</text:p>
          </table:table-cell>
          <table:table-cell office:value-type="float" office:value="114.818" calcext:value-type="float">
            <text:p>114.81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F</text:p>
          </table:table-cell>
          <table:table-cell office:value-type="float" office:value="5.7864" calcext:value-type="float">
            <text:p>5.7864</text:p>
          </table:table-cell>
          <table:table-cell office:value-type="string" calcext:value-type="string">
            <text:p>F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string" calcext:value-type="string">
            <text:p>F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F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rdinand Reich and Hieronymous Richt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N</text:p>
          </table:table-cell>
          <table:table-cell office:value-type="string" calcext:value-type="string">
            <text:p>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”</text:p>
          </table:table-cell>
          <table:table-cell office:value-type="float" office:value="118.71" calcext:value-type="float">
            <text:p>118.7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F</text:p>
          </table:table-cell>
          <table:table-cell office:value-type="float" office:value="7.3439" calcext:value-type="float">
            <text:p>7.3439</text:p>
          </table:table-cell>
          <table:table-cell office:value-type="string" calcext:value-type="string">
            <text:p>F</text:p>
          </table:table-cell>
          <table:table-cell office:value-type="float" office:value="7.287" calcext:value-type="float">
            <text:p>7.287</text:p>
          </table:table-cell>
          <table:table-cell office:value-type="float" office:value="505.08" calcext:value-type="float">
            <text:p>505.08</text:p>
          </table:table-cell>
          <table:table-cell office:value-type="string" calcext:value-type="string">
            <text:p>F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F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B</text:p>
          </table:table-cell>
          <table:table-cell office:value-type="string" calcext:value-type="string">
            <text:p>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”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F</text:p>
          </table:table-cell>
          <table:table-cell office:value-type="float" office:value="8.6084" calcext:value-type="float">
            <text:p>8.6084</text:p>
          </table:table-cell>
          <table:table-cell office:value-type="string" calcext:value-type="string">
            <text:p>F</text:p>
          </table:table-cell>
          <table:table-cell office:value-type="float" office:value="6.685" calcext:value-type="float">
            <text:p>6.685</text:p>
          </table:table-cell>
          <table:table-cell office:value-type="float" office:value="903.78" calcext:value-type="float">
            <text:p>903.78</text:p>
          </table:table-cell>
          <table:table-cell office:value-type="string" calcext:value-type="string">
            <text:p>F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 – studied Nicolas Léme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07" calcext:value-type="float">
            <text:p>17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E</text:p>
          </table:table-cell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”</text:p>
          </table:table-cell>
          <table:table-cell office:value-type="float" office:value="127.6" calcext:value-type="float">
            <text:p>127.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</text:p>
          </table:table-cell>
          <table:table-cell office:value-type="float" office:value="9.0096" calcext:value-type="float">
            <text:p>9.0096</text:p>
          </table:table-cell>
          <table:table-cell office:value-type="string" calcext:value-type="string">
            <text:p>F</text:p>
          </table:table-cell>
          <table:table-cell office:value-type="float" office:value="6.232" calcext:value-type="float">
            <text:p>6.232</text:p>
          </table:table-cell>
          <table:table-cell office:value-type="float" office:value="722.66" calcext:value-type="float">
            <text:p>722.66</text:p>
          </table:table-cell>
          <table:table-cell office:value-type="string" calcext:value-type="string">
            <text:p>F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F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Franz Joseph Müller von Reichenstein – isolated Martin-Heinrich Klaprot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798" calcext:value-type="float">
            <text:p>17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</text:p>
          </table:table-cell>
          <table:table-cell office:value-type="string" calcext:value-type="string">
            <text:p>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”</text:p>
          </table:table-cell>
          <table:table-cell office:value-type="float" office:value="126.9045" calcext:value-type="float">
            <text:p>126.904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F</text:p>
          </table:table-cell>
          <table:table-cell office:value-type="float" office:value="10.4513" calcext:value-type="float">
            <text:p>10.4513</text:p>
          </table:table-cell>
          <table:table-cell office:value-type="string" calcext:value-type="string">
            <text:p>F</text:p>
          </table:table-cell>
          <table:table-cell office:value-type="float" office:value="4.93" calcext:value-type="float">
            <text:p>4.93</text:p>
          </table:table-cell>
          <table:table-cell office:value-type="float" office:value="386.85" calcext:value-type="float">
            <text:p>386.85</text:p>
          </table:table-cell>
          <table:table-cell office:value-type="string" calcext:value-type="string">
            <text:p>F</text:p>
          </table:table-cell>
          <table:table-cell office:value-type="float" office:value="457.55" calcext:value-type="float">
            <text:p>457.55</text:p>
          </table:table-cell>
          <table:table-cell office:value-type="string" calcext:value-type="string">
            <text:p>F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nard Courtoi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XE</text:p>
          </table:table-cell>
          <table:table-cell office:value-type="string" calcext:value-type="string">
            <text:p>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”</text:p>
          </table:table-cell>
          <table:table-cell office:value-type="float" office:value="131.29" calcext:value-type="float">
            <text:p>131.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131" calcext:value-type="float">
            <text:p>131</text:p>
          </table:table-cell>
          <table:table-cell table:style-name="ce5" office:value-type="float" office:value="2.6" calcext:value-type="float">
            <text:p>2.6</text:p>
          </table:table-cell>
          <table:table-cell office:value-type="string" calcext:value-type="string">
            <text:p>F</text:p>
          </table:table-cell>
          <table:table-cell office:value-type="float" office:value="12.1298" calcext:value-type="float">
            <text:p>12.1298</text:p>
          </table:table-cell>
          <table:table-cell office:value-type="string" calcext:value-type="string">
            <text:p>F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161.36" calcext:value-type="float">
            <text:p>161.36</text:p>
          </table:table-cell>
          <table:table-cell office:value-type="string" calcext:value-type="string">
            <text:p>F</text:p>
          </table:table-cell>
          <table:table-cell office:value-type="float" office:value="165.03" calcext:value-type="float">
            <text:p>165.03</text:p>
          </table:table-cell>
          <table:table-cell office:value-type="string" calcext:value-type="string">
            <text:p>F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S</text:p>
          </table:table-cell>
          <table:table-cell office:value-type="string" calcext:value-type="string">
            <text:p>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”</text:p>
          </table:table-cell>
          <table:table-cell office:value-type="float" office:value="132.905452" calcext:value-type="float">
            <text:p>132.9054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343" calcext:value-type="float">
            <text:p>343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F</text:p>
          </table:table-cell>
          <table:table-cell office:value-type="float" office:value="3.8939" calcext:value-type="float">
            <text:p>3.8939</text:p>
          </table:table-cell>
          <table:table-cell office:value-type="string" calcext:value-type="string">
            <text:p>F</text:p>
          </table:table-cell>
          <table:table-cell office:value-type="float" office:value="1.93" calcext:value-type="float">
            <text:p>1.93</text:p>
          </table:table-cell>
          <table:table-cell office:value-type="float" office:value="301.59" calcext:value-type="float">
            <text:p>301.59</text:p>
          </table:table-cell>
          <table:table-cell office:value-type="string" calcext:value-type="string">
            <text:p>F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F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bert Bunsen and Gustav R. Kirchhof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A</text:p>
          </table:table-cell>
          <table:table-cell office:value-type="string" calcext:value-type="string">
            <text:p>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”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68" calcext:value-type="float">
            <text:p>268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F</text:p>
          </table:table-cell>
          <table:table-cell office:value-type="float" office:value="5.2117" calcext:value-type="float">
            <text:p>5.2117</text:p>
          </table:table-cell>
          <table:table-cell office:value-type="string" calcext:value-type="string">
            <text:p>F</text:p>
          </table:table-cell>
          <table:table-cell office:value-type="float" office:value="3.62" calcext:value-type="float">
            <text:p>3.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A</text:p>
          </table:table-cell>
          <table:table-cell office:value-type="string" calcext:value-type="string">
            <text:p>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”</text:p>
          </table:table-cell>
          <table:table-cell office:value-type="float" office:value="138.9055" calcext:value-type="float">
            <text:p>138.905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5.5769" calcext:value-type="float">
            <text:p>5.5769</text:p>
          </table:table-cell>
          <table:table-cell office:value-type="string" calcext:value-type="string">
            <text:p>F</text:p>
          </table:table-cell>
          <table:table-cell office:value-type="float" office:value="6.15" calcext:value-type="float">
            <text:p>6.1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F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F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v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E</text:p>
          </table:table-cell>
          <table:table-cell office:value-type="string" calcext:value-type="string">
            <text:p>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”</text:p>
          </table:table-cell>
          <table:table-cell office:value-type="float" office:value="140.116" calcext:value-type="float">
            <text:p>140.11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</text:p>
          </table:table-cell>
          <table:table-cell office:value-type="float" office:value="5.5387" calcext:value-type="float">
            <text:p>5.5387</text:p>
          </table:table-cell>
          <table:table-cell office:value-type="string" calcext:value-type="string">
            <text:p>F</text:p>
          </table:table-cell>
          <table:table-cell office:value-type="float" office:value="6.77" calcext:value-type="float">
            <text:p>6.77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F</text:p>
          </table:table-cell>
          <table:table-cell table:style-name="ce5" office:value-type="float" office:value="3697" calcext:value-type="float">
            <text:p>3697</text:p>
          </table:table-cell>
          <table:table-cell office:value-type="string" calcext:value-type="string">
            <text:p>F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 and Wilhelm von Hisinger - isolated William F. Hillebrand and Thomas H. Nor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R</text:p>
          </table:table-cell>
          <table:table-cell office:value-type="string" calcext:value-type="string">
            <text:p>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”</text:p>
          </table:table-cell>
          <table:table-cell office:value-type="float" office:value="140.90766" calcext:value-type="float">
            <text:p>140.9076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9" calcext:value-type="float">
            <text:p>239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F</text:p>
          </table:table-cell>
          <table:table-cell office:value-type="float" office:value="5.473" calcext:value-type="float">
            <text:p>5.473</text:p>
          </table:table-cell>
          <table:table-cell office:value-type="string" calcext:value-type="string">
            <text:p>F</text:p>
          </table:table-cell>
          <table:table-cell office:value-type="float" office:value="6.77" calcext:value-type="float">
            <text:p>6.7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F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Carl Auer von Welsba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D</text:p>
          </table:table-cell>
          <table:table-cell office:value-type="string" calcext:value-type="string">
            <text:p>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”</text:p>
          </table:table-cell>
          <table:table-cell office:value-type="float" office:value="144.24" calcext:value-type="float">
            <text:p>144.2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F</text:p>
          </table:table-cell>
          <table:table-cell office:value-type="float" office:value="5.525" calcext:value-type="float">
            <text:p>5.525</text:p>
          </table:table-cell>
          <table:table-cell office:value-type="string" calcext:value-type="string">
            <text:p>F</text:p>
          </table:table-cell>
          <table:table-cell office:value-type="float" office:value="7.01" calcext:value-type="float">
            <text:p>7.0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F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F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Carl Auer von Welsba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M</text:p>
          </table:table-cell>
          <table:table-cell office:value-type="string" calcext:value-type="string">
            <text:p>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”</text:p>
          </table:table-cell>
          <table:table-cell office:value-type="float" office:value="144.91276" calcext:value-type="float">
            <text:p>144.9127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1.13" calcext:value-type="float">
            <text:p>1.13</text:p>
          </table:table-cell>
          <table:table-cell office:value-type="string" calcext:value-type="string">
            <text:p>F</text:p>
          </table:table-cell>
          <table:table-cell office:value-type="float" office:value="5.582" calcext:value-type="float">
            <text:p>5.582</text:p>
          </table:table-cell>
          <table:table-cell office:value-type="string" calcext:value-type="string">
            <text:p>F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acob A. Marinsky and Lawrence E. Glendenin and Charles D. Coryel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M</text:p>
          </table:table-cell>
          <table:table-cell office:value-type="string" calcext:value-type="string">
            <text:p>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”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F</text:p>
          </table:table-cell>
          <table:table-cell office:value-type="float" office:value="5.6437" calcext:value-type="float">
            <text:p>5.6437</text:p>
          </table:table-cell>
          <table:table-cell office:value-type="string" calcext:value-type="string">
            <text:p>F</text:p>
          </table:table-cell>
          <table:table-cell office:value-type="float" office:value="7.52" calcext:value-type="float">
            <text:p>7.52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F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U</text:p>
          </table:table-cell>
          <table:table-cell office:value-type="string" calcext:value-type="string">
            <text:p>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”</text:p>
          </table:table-cell>
          <table:table-cell office:value-type="float" office:value="151.964" calcext:value-type="float">
            <text:p>151.96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5.6704" calcext:value-type="float">
            <text:p>5.6704</text:p>
          </table:table-cell>
          <table:table-cell office:value-type="string" calcext:value-type="string">
            <text:p>F</text:p>
          </table:table-cell>
          <table:table-cell office:value-type="float" office:value="5.24" calcext:value-type="float">
            <text:p>5.24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F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gène-Antole Demarça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D</text:p>
          </table:table-cell>
          <table:table-cell office:value-type="string" calcext:value-type="string">
            <text:p>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”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6.1501" calcext:value-type="float">
            <text:p>6.1501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F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F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ean Charles Galissard de Marigna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B</text:p>
          </table:table-cell>
          <table:table-cell office:value-type="string" calcext:value-type="string">
            <text:p>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”</text:p>
          </table:table-cell>
          <table:table-cell office:value-type="float" office:value="158.92535" calcext:value-type="float">
            <text:p>158.9253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5.8638" calcext:value-type="float">
            <text:p>5.8638</text:p>
          </table:table-cell>
          <table:table-cell office:value-type="string" calcext:value-type="string">
            <text:p>F</text:p>
          </table:table-cell>
          <table:table-cell office:value-type="float" office:value="8.23" calcext:value-type="float">
            <text:p>8.23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F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F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f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Y</text:p>
          </table:table-cell>
          <table:table-cell office:value-type="string" calcext:value-type="string">
            <text:p>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”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F</text:p>
          </table:table-cell>
          <table:table-cell office:value-type="float" office:value="5.9389" calcext:value-type="float">
            <text:p>5.9389</text:p>
          </table:table-cell>
          <table:table-cell office:value-type="string" calcext:value-type="string">
            <text:p>F</text:p>
          </table:table-cell>
          <table:table-cell office:value-type="float" office:value="8.55" calcext:value-type="float">
            <text:p>8.55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F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O</text:p>
          </table:table-cell>
          <table:table-cell office:value-type="string" calcext:value-type="string">
            <text:p>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”</text:p>
          </table:table-cell>
          <table:table-cell office:value-type="float" office:value="164.93033" calcext:value-type="float">
            <text:p>164.9303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F</text:p>
          </table:table-cell>
          <table:table-cell office:value-type="float" office:value="6.0215" calcext:value-type="float">
            <text:p>6.0215</text:p>
          </table:table-cell>
          <table:table-cell office:value-type="string" calcext:value-type="string">
            <text:p>F</text:p>
          </table:table-cell>
          <table:table-cell office:value-type="float" office:value="8.8" calcext:value-type="float">
            <text:p>8.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F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c Delafontaine with Jacques-Louis Soret and Per Teodor Clev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R</text:p>
          </table:table-cell>
          <table:table-cell office:value-type="string" calcext:value-type="string">
            <text:p>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”</text:p>
          </table:table-cell>
          <table:table-cell office:value-type="float" office:value="167.26" calcext:value-type="float">
            <text:p>167.2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F</text:p>
          </table:table-cell>
          <table:table-cell office:value-type="float" office:value="6.1077" calcext:value-type="float">
            <text:p>6.1077</text:p>
          </table:table-cell>
          <table:table-cell office:value-type="string" calcext:value-type="string">
            <text:p>F</text:p>
          </table:table-cell>
          <table:table-cell office:value-type="float" office:value="9.07" calcext:value-type="float">
            <text:p>9.07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F</text:p>
          </table:table-cell>
          <table:table-cell table:style-name="ce13" office:value-type="float" office:value="3141" calcext:value-type="float">
            <text:p>3141</text:p>
          </table:table-cell>
          <table:table-cell office:value-type="string" calcext:value-type="string">
            <text:p>F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f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43" calcext:value-type="float">
            <text:p>184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M</text:p>
          </table:table-cell>
          <table:table-cell office:value-type="string" calcext:value-type="string">
            <text:p>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”</text:p>
          </table:table-cell>
          <table:table-cell office:value-type="float" office:value="168.93422" calcext:value-type="float">
            <text:p>168.9342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F</text:p>
          </table:table-cell>
          <table:table-cell office:value-type="float" office:value="6.1843" calcext:value-type="float">
            <text:p>6.1843</text:p>
          </table:table-cell>
          <table:table-cell office:value-type="string" calcext:value-type="string">
            <text:p>F</text:p>
          </table:table-cell>
          <table:table-cell office:value-type="float" office:value="9.32" calcext:value-type="float">
            <text:p>9.32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F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r Teodor Clev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YB</text:p>
          </table:table-cell>
          <table:table-cell office:value-type="string" calcext:value-type="string">
            <text:p>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”</text:p>
          </table:table-cell>
          <table:table-cell office:value-type="float" office:value="173.05" calcext:value-type="float">
            <text:p>173.0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6.2542" calcext:value-type="float">
            <text:p>6.2542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F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ean Charles Galissard de Marigna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U</text:p>
          </table:table-cell>
          <table:table-cell office:value-type="string" calcext:value-type="string">
            <text:p>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”</text:p>
          </table:table-cell>
          <table:table-cell office:value-type="float" office:value="174.9668" calcext:value-type="float">
            <text:p>174.966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F</text:p>
          </table:table-cell>
          <table:table-cell office:value-type="float" office:value="5.4259" calcext:value-type="float">
            <text:p>5.4259</text:p>
          </table:table-cell>
          <table:table-cell office:value-type="string" calcext:value-type="string">
            <text:p>F</text:p>
          </table:table-cell>
          <table:table-cell office:value-type="float" office:value="9.84" calcext:value-type="float">
            <text:p>9.8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F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orges Urbain and Charles James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F</text:p>
          </table:table-cell>
          <table:table-cell office:value-type="string" calcext:value-type="string">
            <text:p>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”</text:p>
          </table:table-cell>
          <table:table-cell office:value-type="float" office:value="178.49" calcext:value-type="float">
            <text:p>178.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8251" calcext:value-type="float">
            <text:p>6.8251</text:p>
          </table:table-cell>
          <table:table-cell office:value-type="string" calcext:value-type="string">
            <text:p>F</text:p>
          </table:table-cell>
          <table:table-cell office:value-type="float" office:value="13.3" calcext:value-type="float">
            <text:p>13.3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F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F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irk Coster and Georg von Heves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A</text:p>
          </table:table-cell>
          <table:table-cell office:value-type="string" calcext:value-type="string">
            <text:p>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”</text:p>
          </table:table-cell>
          <table:table-cell office:value-type="float" office:value="180.9479" calcext:value-type="float">
            <text:p>180.94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</text:p>
          </table:table-cell>
          <table:table-cell office:value-type="float" office:value="7.5496" calcext:value-type="float">
            <text:p>7.5496</text:p>
          </table:table-cell>
          <table:table-cell office:value-type="string" calcext:value-type="string">
            <text:p>F</text:p>
          </table:table-cell>
          <table:table-cell office:value-type="float" office:value="16.4" calcext:value-type="float">
            <text:p>16.4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F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F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ers Gustaf Ekenbe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W</text:p>
          </table:table-cell>
          <table:table-cell office:value-type="string" calcext:value-type="string">
            <text:p>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”</text:p>
          </table:table-cell>
          <table:table-cell office:value-type="float" office:value="183.84" calcext:value-type="float">
            <text:p>183.8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F</text:p>
          </table:table-cell>
          <table:table-cell office:value-type="float" office:value="7.864" calcext:value-type="float">
            <text:p>7.864</text:p>
          </table:table-cell>
          <table:table-cell office:value-type="string" calcext:value-type="string">
            <text:p>F</text:p>
          </table:table-cell>
          <table:table-cell office:value-type="float" office:value="19.3" calcext:value-type="float">
            <text:p>19.3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F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F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é and Fausto Elhuija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E</text:p>
          </table:table-cell>
          <table:table-cell office:value-type="string" calcext:value-type="string">
            <text:p>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”</text:p>
          </table:table-cell>
          <table:table-cell office:value-type="float" office:value="186.207" calcext:value-type="float">
            <text:p>186.20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8335" calcext:value-type="float">
            <text:p>7.8335</text:p>
          </table:table-cell>
          <table:table-cell office:value-type="string" calcext:value-type="string">
            <text:p>F</text:p>
          </table:table-cell>
          <table:table-cell office:value-type="float" office:value="20.8" calcext:value-type="float">
            <text:p>20.8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F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F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alter Noddack and Ida Tacke and and Otto Be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S</text:p>
          </table:table-cell>
          <table:table-cell office:value-type="string" calcext:value-type="string">
            <text:p>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”</text:p>
          </table:table-cell>
          <table:table-cell office:value-type="float" office:value="190.2" calcext:value-type="float">
            <text:p>190.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4382" calcext:value-type="float">
            <text:p>8.4382</text:p>
          </table:table-cell>
          <table:table-cell office:value-type="string" calcext:value-type="string">
            <text:p>F</text:p>
          </table:table-cell>
          <table:table-cell office:value-type="float" office:value="22.57" calcext:value-type="float">
            <text:p>22.57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F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F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ithson Tennant and 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R</text:p>
          </table:table-cell>
          <table:table-cell office:value-type="string" calcext:value-type="string">
            <text:p>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”</text:p>
          </table:table-cell>
          <table:table-cell office:value-type="float" office:value="192.22" calcext:value-type="float">
            <text:p>192.2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967" calcext:value-type="float">
            <text:p>8.967</text:p>
          </table:table-cell>
          <table:table-cell office:value-type="string" calcext:value-type="string">
            <text:p>F</text:p>
          </table:table-cell>
          <table:table-cell office:value-type="float" office:value="22.42" calcext:value-type="float">
            <text:p>22.42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F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F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ithson Tennan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T</text:p>
          </table:table-cell>
          <table:table-cell office:value-type="string" calcext:value-type="string">
            <text:p>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”</text:p>
          </table:table-cell>
          <table:table-cell office:value-type="float" office:value="195.08" calcext:value-type="float">
            <text:p>195.0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F</text:p>
          </table:table-cell>
          <table:table-cell office:value-type="float" office:value="8.9587" calcext:value-type="float">
            <text:p>8.9587</text:p>
          </table:table-cell>
          <table:table-cell office:value-type="string" calcext:value-type="string">
            <text:p>F</text:p>
          </table:table-cell>
          <table:table-cell office:value-type="float" office:value="21.46" calcext:value-type="float">
            <text:p>21.46</text:p>
          </table:table-cell>
          <table:table-cell office:value-type="float" office:value="2041.55" calcext:value-type="float">
            <text:p>2041.55</text:p>
          </table:table-cell>
          <table:table-cell office:value-type="string" calcext:value-type="string">
            <text:p>F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F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 pre-Columbian South Americans - Don Antonio de Ulloa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U</text:p>
          </table:table-cell>
          <table:table-cell office:value-type="string" calcext:value-type="string">
            <text:p>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”</text:p>
          </table:table-cell>
          <table:table-cell office:value-type="float" office:value="196.96657" calcext:value-type="float">
            <text:p>196.9665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</text:p>
          </table:table-cell>
          <table:table-cell office:value-type="float" office:value="9.2255" calcext:value-type="float">
            <text:p>9.2255</text:p>
          </table:table-cell>
          <table:table-cell office:value-type="string" calcext:value-type="string">
            <text:p>F</text:p>
          </table:table-cell>
          <table:table-cell office:value-type="float" office:value="19.282" calcext:value-type="float">
            <text:p>19.282</text:p>
          </table:table-cell>
          <table:table-cell office:value-type="float" office:value="1337.33" calcext:value-type="float">
            <text:p>1337.33</text:p>
          </table:table-cell>
          <table:table-cell office:value-type="string" calcext:value-type="string">
            <text:p>F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G</text:p>
          </table:table-cell>
          <table:table-cell office:value-type="string" calcext:value-type="string">
            <text:p>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”</text:p>
          </table:table-cell>
          <table:table-cell office:value-type="float" office:value="200.59" calcext:value-type="float">
            <text:p>200.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0.4375" calcext:value-type="float">
            <text:p>10.4375</text:p>
          </table:table-cell>
          <table:table-cell office:value-type="string" calcext:value-type="string">
            <text:p>F</text:p>
          </table:table-cell>
          <table:table-cell office:value-type="float" office:value="13.5336" calcext:value-type="float">
            <text:p>13.5336</text:p>
          </table:table-cell>
          <table:table-cell office:value-type="float" office:value="234.32" calcext:value-type="float">
            <text:p>234.32</text:p>
          </table:table-cell>
          <table:table-cell office:value-type="string" calcext:value-type="string">
            <text:p>F</text:p>
          </table:table-cell>
          <table:table-cell office:value-type="float" office:value="629.88" calcext:value-type="float">
            <text:p>629.88</text:p>
          </table:table-cell>
          <table:table-cell office:value-type="string" calcext:value-type="string">
            <text:p>F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L</text:p>
          </table:table-cell>
          <table:table-cell office:value-type="string" calcext:value-type="string">
            <text:p>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”</text:p>
          </table:table-cell>
          <table:table-cell office:value-type="float" office:value="204.383" calcext:value-type="float">
            <text:p>204.38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1.62" calcext:value-type="float">
            <text:p>1.62</text:p>
          </table:table-cell>
          <table:table-cell office:value-type="string" calcext:value-type="string">
            <text:p>F</text:p>
          </table:table-cell>
          <table:table-cell office:value-type="float" office:value="6.1082" calcext:value-type="float">
            <text:p>6.1082</text:p>
          </table:table-cell>
          <table:table-cell office:value-type="string" calcext:value-type="string">
            <text:p>F</text:p>
          </table:table-cell>
          <table:table-cell office:value-type="float" office:value="11.8" calcext:value-type="float">
            <text:p>11.8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F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Crooke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B</text:p>
          </table:table-cell>
          <table:table-cell office:value-type="string" calcext:value-type="string">
            <text:p>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F</text:p>
          </table:table-cell>
          <table:table-cell office:value-type="float" office:value="7.4167" calcext:value-type="float">
            <text:p>7.4167</text:p>
          </table:table-cell>
          <table:table-cell office:value-type="string" calcext:value-type="string">
            <text:p>F</text:p>
          </table:table-cell>
          <table:table-cell office:value-type="float" office:value="11.342" calcext:value-type="float">
            <text:p>11.342</text:p>
          </table:table-cell>
          <table:table-cell office:value-type="float" office:value="600.61" calcext:value-type="float">
            <text:p>600.61</text:p>
          </table:table-cell>
          <table:table-cell office:value-type="string" calcext:value-type="string">
            <text:p>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I</text:p>
          </table:table-cell>
          <table:table-cell office:value-type="string" calcext:value-type="string">
            <text:p>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”</text:p>
          </table:table-cell>
          <table:table-cell office:value-type="float" office:value="208.9804" calcext:value-type="float">
            <text:p>208.980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F</text:p>
          </table:table-cell>
          <table:table-cell office:value-type="float" office:value="7.2856" calcext:value-type="float">
            <text:p>7.2856</text:p>
          </table:table-cell>
          <table:table-cell office:value-type="string" calcext:value-type="string">
            <text:p>F</text:p>
          </table:table-cell>
          <table:table-cell office:value-type="float" office:value="9.807" calcext:value-type="float">
            <text:p>9.807</text:p>
          </table:table-cell>
          <table:table-cell office:value-type="float" office:value="544.55" calcext:value-type="float">
            <text:p>544.55</text:p>
          </table:table-cell>
          <table:table-cell office:value-type="string" calcext:value-type="string">
            <text:p>F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F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isolated Claude-Francois Geoffro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O</text:p>
          </table:table-cell>
          <table:table-cell office:value-type="string" calcext:value-type="string">
            <text:p>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”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.417" calcext:value-type="float">
            <text:p>8.417</text:p>
          </table:table-cell>
          <table:table-cell office:value-type="string" calcext:value-type="string">
            <text:p>F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F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ie Curi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T</text:p>
          </table:table-cell>
          <table:table-cell office:value-type="string" calcext:value-type="string">
            <text:p>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”</text:p>
          </table:table-cell>
          <table:table-cell office:value-type="float" office:value="209.98715" calcext:value-type="float">
            <text:p>209.9871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F</text:p>
          </table:table-cell>
          <table:table-cell table:style-name="ce5" office:value-type="float" office:value="503" calcext:value-type="float">
            <text:p>50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le R. Corson and K. R. MacKenzie and Emilio Segrè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N</text:p>
          </table:table-cell>
          <table:table-cell office:value-type="string" calcext:value-type="string">
            <text:p>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”</text:p>
          </table:table-cell>
          <table:table-cell office:value-type="float" office:value="222.01758" calcext:value-type="float">
            <text:p>222.0175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table:style-name="ce5"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10.7485" calcext:value-type="float">
            <text:p>10.7485</text:p>
          </table:table-cell>
          <table:table-cell office:value-type="string" calcext:value-type="string">
            <text:p>F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</text:p>
          </table:table-cell>
          <table:table-cell office:value-type="float" office:value="211.45" calcext:value-type="float">
            <text:p>211.45</text:p>
          </table:table-cell>
          <table:table-cell office:value-type="string" calcext:value-type="string">
            <text:p>F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iederich Ernst Dor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R</text:p>
          </table:table-cell>
          <table:table-cell office:value-type="string" calcext:value-type="string">
            <text:p>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”</text:p>
          </table:table-cell>
          <table:table-cell office:value-type="float" office:value="223.01973" calcext:value-type="float">
            <text:p>223.0197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</text:p>
          </table:table-cell>
          <table:table-cell office:value-type="float" office:value="4.0727" calcext:value-type="float">
            <text:p>4.072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</text:p>
          </table:table-cell>
          <table:table-cell table:style-name="ce5" office:value-type="float" office:value="890" calcext:value-type="float">
            <text:p>89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guerite Per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A</text:p>
          </table:table-cell>
          <table:table-cell office:value-type="string" calcext:value-type="string">
            <text:p>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”</text:p>
          </table:table-cell>
          <table:table-cell office:value-type="float" office:value="226.02541" calcext:value-type="float">
            <text:p>226.0254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</text:p>
          </table:table-cell>
          <table:table-cell office:value-type="float" office:value="5.2784" calcext:value-type="float">
            <text:p>5.2784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F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ierre and Marie Curi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C</text:p>
          </table:table-cell>
          <table:table-cell office:value-type="string" calcext:value-type="string">
            <text:p>(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”</text:p>
          </table:table-cell>
          <table:table-cell office:value-type="float" office:value="227.02775" calcext:value-type="float">
            <text:p>227.0277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60" calcext:value-type="float">
            <text:p>26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F</text:p>
          </table:table-cell>
          <table:table-cell office:value-type="float" office:value="10.07" calcext:value-type="float">
            <text:p>10.07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F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F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ré-Louis Debier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H</text:p>
          </table:table-cell>
          <table:table-cell office:value-type="string" calcext:value-type="string">
            <text:p>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”</text:p>
          </table:table-cell>
          <table:table-cell office:value-type="float" office:value="232.038" calcext:value-type="float">
            <text:p>232.0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3067" calcext:value-type="float">
            <text:p>6.3067</text:p>
          </table:table-cell>
          <table:table-cell office:value-type="string" calcext:value-type="string">
            <text:p>F</text:p>
          </table:table-cell>
          <table:table-cell office:value-type="float" office:value="11.72" calcext:value-type="float">
            <text:p>11.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F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A</text:p>
          </table:table-cell>
          <table:table-cell office:value-type="string" calcext:value-type="string">
            <text:p>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”</text:p>
          </table:table-cell>
          <table:table-cell office:value-type="float" office:value="231.03588" calcext:value-type="float">
            <text:p>231.0358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3" calcext:value-type="float">
            <text:p>243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F</text:p>
          </table:table-cell>
          <table:table-cell office:value-type="float" office:value="15.37" calcext:value-type="float">
            <text:p>15.37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F</text:p>
          </table:table-cell>
          <table:table-cell table:style-name="ce5" office:value-type="float" office:value="4300" calcext:value-type="float">
            <text:p>43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tto Hahn with Lise Meitner - Kasimir Fajans with O. H. Göhring - Frederick Soddy with John Cranston with Alexander Fleck [independently] – isolated Aristid V. Gros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U</text:p>
          </table:table-cell>
          <table:table-cell office:value-type="string" calcext:value-type="string">
            <text:p>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”</text:p>
          </table:table-cell>
          <table:table-cell office:value-type="float" office:value="238.0289" calcext:value-type="float">
            <text:p>238.02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F</text:p>
          </table:table-cell>
          <table:table-cell office:value-type="float" office:value="6.1941" calcext:value-type="float">
            <text:p>6.1941</text:p>
          </table:table-cell>
          <table:table-cell office:value-type="string" calcext:value-type="string">
            <text:p>F</text:p>
          </table:table-cell>
          <table:table-cell office:value-type="float" office:value="18.95" calcext:value-type="float">
            <text:p>18.9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F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F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tin-Heinrich Klaproth – isolated Eugène-Melchior Peligo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41" calcext:value-type="float">
            <text:p>184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P</text:p>
          </table:table-cell>
          <table:table-cell office:value-type="string" calcext:value-type="string">
            <text:p>(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”</text:p>
          </table:table-cell>
          <table:table-cell office:value-type="float" office:value="237.048172" calcext:value-type="float">
            <text:p>237.04817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F</text:p>
          </table:table-cell>
          <table:table-cell office:value-type="float" office:value="6.2657" calcext:value-type="float">
            <text:p>6.2657</text:p>
          </table:table-cell>
          <table:table-cell office:value-type="string" calcext:value-type="string">
            <text:p>F</text:p>
          </table:table-cell>
          <table:table-cell office:value-type="float" office:value="20.25" calcext:value-type="float">
            <text:p>20.2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</text:p>
          </table:table-cell>
          <table:table-cell table:style-name="ce5" office:value-type="float" office:value="4175" calcext:value-type="float">
            <text:p>417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dwin M. McMillan and Philip H. Abe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U</text:p>
          </table:table-cell>
          <table:table-cell office:value-type="string" calcext:value-type="string">
            <text:p>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”</text:p>
          </table:table-cell>
          <table:table-cell office:value-type="float" office:value="244.0642" calcext:value-type="float">
            <text:p>244.064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3" calcext:value-type="float">
            <text:p>243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F</text:p>
          </table:table-cell>
          <table:table-cell office:value-type="float" office:value="6.0262" calcext:value-type="float">
            <text:p>6.0262</text:p>
          </table:table-cell>
          <table:table-cell office:value-type="string" calcext:value-type="string">
            <text:p>F</text:p>
          </table:table-cell>
          <table:table-cell office:value-type="float" office:value="19.84" calcext:value-type="float">
            <text:p>19.8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Arthur C. Wahl and Joseph W. Kenned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M</text:p>
          </table:table-cell>
          <table:table-cell office:value-type="string" calcext:value-type="string">
            <text:p>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”</text:p>
          </table:table-cell>
          <table:table-cell office:value-type="float" office:value="243.06138" calcext:value-type="float">
            <text:p>243.061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5.9738" calcext:value-type="float">
            <text:p>5.9738</text:p>
          </table:table-cell>
          <table:table-cell office:value-type="string" calcext:value-type="string">
            <text:p>F</text:p>
          </table:table-cell>
          <table:table-cell office:value-type="float" office:value="13.69" calcext:value-type="float">
            <text:p>13.69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F</text:p>
          </table:table-cell>
          <table:table-cell table:style-name="ce5" office:value-type="float" office:value="2284" calcext:value-type="float">
            <text:p>228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Ralph A. James and Leon O. Morgan and Albert Ghiors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M</text:p>
          </table:table-cell>
          <table:table-cell office:value-type="string" calcext:value-type="string">
            <text:p>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”</text:p>
          </table:table-cell>
          <table:table-cell office:value-type="float" office:value="247.07035" calcext:value-type="float">
            <text:p>247.0703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5.9915" calcext:value-type="float">
            <text:p>5.9915</text:p>
          </table:table-cell>
          <table:table-cell office:value-type="string" calcext:value-type="string">
            <text:p>F</text:p>
          </table:table-cell>
          <table:table-cell office:value-type="float" office:value="13.51" calcext:value-type="float">
            <text:p>13.51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F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Ralph A. James and and Albert Ghiors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K</text:p>
          </table:table-cell>
          <table:table-cell office:value-type="string" calcext:value-type="string">
            <text:p>(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”</text:p>
          </table:table-cell>
          <table:table-cell office:value-type="float" office:value="247.07031" calcext:value-type="float">
            <text:p>247.0703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4" calcext:value-type="float">
            <text:p>2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1979" calcext:value-type="float">
            <text:p>6.197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F</text:p>
          </table:table-cell>
          <table:table-cell table:style-name="ce13" office:value-type="float" office:value="2900" calcext:value-type="float">
            <text:p>290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anley G. Thompson and Albert Ghiorso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F</text:p>
          </table:table-cell>
          <table:table-cell office:value-type="string" calcext:value-type="string">
            <text:p>(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”</text:p>
          </table:table-cell>
          <table:table-cell office:value-type="float" office:value="251.07959" calcext:value-type="float">
            <text:p>251.079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2817" calcext:value-type="float">
            <text:p>6.2817</text:p>
          </table:table-cell>
          <table:table-cell office:value-type="string" calcext:value-type="string">
            <text:p>F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F</text:p>
          </table:table-cell>
          <table:table-cell table:style-name="ce13" office:value-type="float" office:value="1743" calcext:value-type="float">
            <text:p>174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anley G. Thompson and Kenneth Street and Jr. and Albert Ghiorso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S</text:p>
          </table:table-cell>
          <table:table-cell office:value-type="string" calcext:value-type="string">
            <text:p>(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”</text:p>
          </table:table-cell>
          <table:table-cell office:value-type="float" office:value="252.083" calcext:value-type="float">
            <text:p>252.08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F</text:p>
          </table:table-cell>
          <table:table-cell table:style-name="ce5"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F</text:p>
          </table:table-cell>
          <table:table-cell table:style-name="ce13" office:value-type="float" office:value="1269" calcext:value-type="float">
            <text:p>126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M</text:p>
          </table:table-cell>
          <table:table-cell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”</text:p>
          </table:table-cell>
          <table:table-cell office:value-type="float" office:value="257.09511" calcext:value-type="float">
            <text:p>257.0951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F</text:p>
          </table:table-cell>
          <table:table-cell table:style-name="ce11" office:value-type="float" office:value="9.97" calcext:value-type="float">
            <text:p>9.9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D</text:p>
          </table:table-cell>
          <table:table-cell office:value-type="string" calcext:value-type="string">
            <text:p>(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”</text:p>
          </table:table-cell>
          <table:table-cell office:value-type="float" office:value="258.09843" calcext:value-type="float">
            <text:p>258.0984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F</text:p>
          </table:table-cell>
          <table:table-cell table:style-name="ce11" office:value-type="float" office:value="10.3" calcext:value-type="float">
            <text:p>10.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Bernard G. Harvey and Greogory R. Chopin and Stanley G. Thompson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O</text:p>
          </table:table-cell>
          <table:table-cell office:value-type="string" calcext:value-type="string">
            <text:p>(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”</text:p>
          </table:table-cell>
          <table:table-cell office:value-type="float" office:value="259.101" calcext:value-type="float">
            <text:p>259.10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F</text:p>
          </table:table-cell>
          <table:table-cell table:style-name="ce11" office:value-type="float" office:value="9.9" calcext:value-type="float">
            <text:p>9.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Torbjorn Sikkeland and John R. Walton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R</text:p>
          </table:table-cell>
          <table:table-cell office:value-type="string" calcext:value-type="string">
            <text:p>(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”</text:p>
          </table:table-cell>
          <table:table-cell office:value-type="float" office:value="266.12" calcext:value-type="float">
            <text:p>266.1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4.4" calcext:value-type="float">
            <text:p>14.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Torbjorn Sikkeland and Almon Larsh and and Robert M. Latim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F</text:p>
          </table:table-cell>
          <table:table-cell office:value-type="string" calcext:value-type="string">
            <text:p>(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”</text:p>
          </table:table-cell>
          <table:table-cell office:value-type="float" office:value="267.122" calcext:value-type="float">
            <text:p>267.12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57" calcext:value-type="float">
            <text:p>157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2400" calcext:value-type="float">
            <text:p>2400</text:p>
          </table:table-cell>
          <table:table-cell office:value-type="string" calcext:value-type="string">
            <text:p>F</text:p>
          </table:table-cell>
          <table:table-cell table:style-name="ce11" office:value-type="float" office:value="5800" calcext:value-type="float">
            <text:p>58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B</text:p>
          </table:table-cell>
          <table:table-cell office:value-type="string" calcext:value-type="string">
            <text:p>(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”</text:p>
          </table:table-cell>
          <table:table-cell office:value-type="float" office:value="268.126" calcext:value-type="float">
            <text:p>268.12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21.6" calcext:value-type="float">
            <text:p>21.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G</text:p>
          </table:table-cell>
          <table:table-cell office:value-type="string" calcext:value-type="string">
            <text:p>(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”</text:p>
          </table:table-cell>
          <table:table-cell office:value-type="float" office:value="269.128" calcext:value-type="float">
            <text:p>269.12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3.5" calcext:value-type="float">
            <text:p>23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H</text:p>
          </table:table-cell>
          <table:table-cell office:value-type="string" calcext:value-type="string">
            <text:p>(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”</text:p>
          </table:table-cell>
          <table:table-cell office:value-type="float" office:value="270.133" calcext:value-type="float">
            <text:p>270.1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6.5" calcext:value-type="float">
            <text:p>26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S</text:p>
          </table:table-cell>
          <table:table-cell office:value-type="string" calcext:value-type="string">
            <text:p>(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”</text:p>
          </table:table-cell>
          <table:table-cell office:value-type="float" office:value="269.1336" calcext:value-type="float">
            <text:p>269.133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T</text:p>
          </table:table-cell>
          <table:table-cell office:value-type="string" calcext:value-type="string">
            <text:p>(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”</text:p>
          </table:table-cell>
          <table:table-cell office:value-type="float" office:value="277.154" calcext:value-type="float">
            <text:p>277.15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7.5" calcext:value-type="float">
            <text:p>27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S </text:p>
          </table:table-cell>
          <table:table-cell office:value-type="string" calcext:value-type="string">
            <text:p>(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”</text:p>
          </table:table-cell>
          <table:table-cell office:value-type="float" office:value="282.166" calcext:value-type="float">
            <text:p>282.16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6.5" calcext:value-type="float">
            <text:p>26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rge Rigol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G </text:p>
          </table:table-cell>
          <table:table-cell office:value-type="string" calcext:value-type="string">
            <text:p>(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”</text:p>
          </table:table-cell>
          <table:table-cell office:value-type="float" office:value="282.169" calcext:value-type="float">
            <text:p>282.1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2.5" calcext:value-type="float">
            <text:p>22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N </text:p>
          </table:table-cell>
          <table:table-cell office:value-type="string" calcext:value-type="string">
            <text:p>(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”</text:p>
          </table:table-cell>
          <table:table-cell office:value-type="float" office:value="286.179" calcext:value-type="float">
            <text:p>286.1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3.7" calcext:value-type="float">
            <text:p>23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H</text:p>
          </table:table-cell>
          <table:table-cell office:value-type="string" calcext:value-type="string">
            <text:p>(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”</text:p>
          </table:table-cell>
          <table:table-cell office:value-type="float" office:value="286.182" calcext:value-type="float">
            <text:p>286.18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5" office:value-type="float" office:value="11.85" calcext:value-type="float">
            <text:p>11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IKEN Nishina Center for Accelerator-based Scienc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L</text:p>
          </table:table-cell>
          <table:table-cell office:value-type="string" calcext:value-type="string">
            <text:p>(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”</text:p>
          </table:table-cell>
          <table:table-cell office:value-type="float" office:value="290.192" calcext:value-type="float">
            <text:p>290.19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5" office:value-type="float" office:value="9.928" calcext:value-type="float">
            <text:p>9.9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C</text:p>
          </table:table-cell>
          <table:table-cell office:value-type="string" calcext:value-type="string">
            <text:p>(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”</text:p>
          </table:table-cell>
          <table:table-cell office:value-type="float" office:value="290.196" calcext:value-type="float">
            <text:p>290.19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3.5" calcext:value-type="float">
            <text:p>13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V</text:p>
          </table:table-cell>
          <table:table-cell office:value-type="string" calcext:value-type="string">
            <text:p>(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”</text:p>
          </table:table-cell>
          <table:table-cell office:value-type="float" office:value="293.205" calcext:value-type="float">
            <text:p>293.20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2.9" calcext:value-type="float">
            <text:p>12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S</text:p>
          </table:table-cell>
          <table:table-cell office:value-type="string" calcext:value-type="string">
            <text:p>(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”</text:p>
          </table:table-cell>
          <table:table-cell office:value-type="float" office:value="294.211" calcext:value-type="float">
            <text:p>294.21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G</text:p>
          </table:table-cell>
          <table:table-cell office:value-type="string" calcext:value-type="string">
            <text:p>(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”</text:p>
          </table:table-cell>
          <table:table-cell office:value-type="float" office:value="295.216" calcext:value-type="float">
            <text:p>295.21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);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 table:number-columns-repeated="6"/>
          <table:table-cell table:style-name="Default"/>
          <table:table-cell table:number-columns-repeated="1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6T16:29:39.683000000</dc:date>
    <meta:editing-duration>PT21H46M25S</meta:editing-duration>
    <meta:editing-cycles>103</meta:editing-cycles>
    <meta:generator>LibreOffice/7.4.0.3$Windows_X86_64 LibreOffice_project/f85e47c08ddd19c015c0114a68350214f7066f5a</meta:generator>
    <meta:document-statistic meta:table-count="1" meta:cell-count="5015" meta:object-count="0"/>
  </office:meta>
</office:document-meta>
</file>